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SD Gothic Neo" svg:font-family="Apple SD Gothic Ne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Apple SD Gothic Neo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이것 또한 생성해 보았습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